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9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2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2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3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20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02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30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23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2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2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24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1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0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0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2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03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2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25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06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6-20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5-1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9-04-2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8-11-06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8-10-2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8-09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8-09-19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8-08-3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8-06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8-05-25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8-04-2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7-10-2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7-08-2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7-07-2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7-06-2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7-05-26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7-04-28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6-10-28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6-09-23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6-08-2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6-07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6-06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6-05-2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6-05-12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6-04-21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5-10-2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5-09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5-08-2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5-07-3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289</text:p>
          </table:table-cell>
          <table:table-cell office:value-type="string" calcext:value-type="string">
            <text:p>QWTA at Perham, City Shop Water Table Well</text:p>
          </table:table-cell>
          <table:table-cell office:value-type="string" calcext:value-type="string">
            <text:p>2015-07-09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968" meta:object-count="0"/>
    <meta:user-defined meta:name="AppVersion">3.0</meta:user-defined>
  </office:meta>
</office:document-meta>
</file>